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52cm" fo:min-width="4.199cm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P1" style:family="paragraph">
      <style:paragraph-properties fo:text-align="center"/>
      <style:text-properties fo:font-size="7.5pt"/>
    </style:style>
    <style:style style:name="P2" style:family="paragraph">
      <loext:graphic-properties draw:fill-color="#ffffff"/>
      <style:paragraph-properties fo:text-align="center"/>
      <style:text-properties fo:font-size="7.5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2.302cm" svg:x="11.922cm" svg:y="2.055cm">
          <text:p text:style-name="P1">User_Registratio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1.968cm" svg:x1="11.922cm" svg:y1="3.206cm" svg:x2="5.953cm" svg:y2="7.723cm" draw:start-shape="id1" draw:end-shape="id2" svg:d="M11922 3206h-4953v4517h-1016" svg:viewBox="0 0 5970 4518">
          <text:p/>
        </draw:connector>
        <draw:custom-shape draw:style-name="gr1" draw:text-style-name="P2" xml:id="id2" draw:id="id2" draw:layer="layout" svg:width="4.699cm" svg:height="2.302cm" svg:x="1.254cm" svg:y="6.572cm">
          <text:p text:style-name="P1">User_Vot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699cm" svg:height="2.302cm" svg:x="14.589cm" svg:y="6.588cm">
          <text:p text:style-name="P1">User_Point_Detai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699cm" svg:height="2.302cm" svg:x="7.858cm" svg:y="6.572cm">
          <text:p text:style-name="P1">User_Point_Summary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699cm" svg:height="2.302cm" svg:x="21.828cm" svg:y="6.588cm">
          <text:p text:style-name="P1">User_Portfolio_Preferenc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271cm" svg:y1="4.357cm" svg:x2="10.207cm" svg:y2="6.572cm" draw:start-shape="id1" draw:end-shape="id3" svg:d="M14271 4357v1108h-4064v1107" svg:viewBox="0 0 4065 2216">
          <text:p/>
        </draw:connector>
        <draw:connector draw:style-name="gr2" draw:text-style-name="P3" draw:layer="layout" svg:x1="14.271cm" svg:y1="4.357cm" svg:x2="16.938cm" svg:y2="6.588cm" draw:start-shape="id1" draw:end-shape="id4" draw:end-glue-point="0" svg:d="M14271 4357v1116h2667v1115" svg:viewBox="0 0 2668 2232">
          <text:p/>
        </draw:connector>
        <draw:connector draw:style-name="gr2" draw:text-style-name="P3" draw:layer="layout" draw:line-skew="1.207cm" svg:x1="16.621cm" svg:y1="3.206cm" svg:x2="21.828cm" svg:y2="7.739cm" draw:start-shape="id1" draw:end-shape="id5" svg:d="M16621 3206h3810v4533h1397" svg:viewBox="0 0 5208 4534">
          <text:p/>
        </draw:connector>
        <draw:frame draw:style-name="gr3" draw:text-style-name="P4" draw:layer="layout" svg:width="0.697cm" svg:height="0.641cm" svg:x="17.51cm" svg:y="2.27cm">
          <draw:text-box>
            <text:p>1</text:p>
          </draw:text-box>
        </draw:frame>
        <draw:frame draw:style-name="gr3" draw:text-style-name="P4" draw:layer="layout" svg:width="0.697cm" svg:height="0.641cm" svg:x="21.004cm" svg:y="6.969cm">
          <draw:text-box>
            <text:p>1</text:p>
          </draw:text-box>
        </draw:frame>
        <draw:frame draw:style-name="gr3" draw:text-style-name="P4" draw:layer="layout" svg:width="0.697cm" svg:height="0.641cm" svg:x="13.573cm" svg:y="4.556cm">
          <draw:text-box>
            <text:p>1</text:p>
          </draw:text-box>
        </draw:frame>
        <draw:frame draw:style-name="gr3" draw:text-style-name="P4" draw:layer="layout" svg:width="0.697cm" svg:height="0.641cm" svg:x="9.574cm" svg:y="5.953cm">
          <draw:text-box>
            <text:p>1</text:p>
          </draw:text-box>
        </draw:frame>
        <draw:frame draw:style-name="gr3" draw:text-style-name="P4" draw:layer="layout" svg:width="0.697cm" svg:height="0.641cm" svg:x="14.589cm" svg:y="4.556cm">
          <draw:text-box>
            <text:p>1</text:p>
          </draw:text-box>
        </draw:frame>
        <draw:frame draw:style-name="gr3" draw:text-style-name="P4" draw:layer="layout" svg:width="0.794cm" svg:height="0.641cm" svg:x="16.97cm" svg:y="5.953cm">
          <draw:text-box>
            <text:p>M</text:p>
          </draw:text-box>
        </draw:frame>
        <draw:frame draw:style-name="gr4" draw:text-style-name="P4" draw:layer="layout" svg:width="0.443cm" svg:height="0.641cm" svg:x="11.396cm" svg:y="2.517cm">
          <draw:text-box>
            <text:p>1</text:p>
          </draw:text-box>
        </draw:frame>
        <draw:frame draw:style-name="gr3" draw:text-style-name="P4" draw:layer="layout" svg:width="0.794cm" svg:height="0.641cm" svg:x="6.334cm" svg:y="7.096cm">
          <draw:text-box>
            <text:p>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11:51:35.208000000</meta:creation-date>
    <dc:date>2017-06-11T12:19:03.480000000</dc:date>
    <meta:editing-duration>PT27M27S</meta:editing-duration>
    <meta:editing-cycles>3</meta:editing-cycles>
    <meta:generator>LibreOffice/5.3.3.2$Windows_X86_64 LibreOffice_project/3d9a8b4b4e538a85e0782bd6c2d430bafe583448</meta:generator>
    <meta:document-statistic meta:object-count="17"/>
  </office:meta>
</office:document-meta>
</file>